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ridg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in"/>
    </style:style>
    <style:style style:name="ce3" style:family="table-cell" style:parent-style-name="Default" style:data-style-name="N0">
      <style:table-cell-properties fo:border="0.74pt ridge #000000"/>
    </style:style>
    <style:style style:name="ce4" style:family="table-cell" style:parent-style-name="Default">
      <style:table-cell-properties fo:border="0.74pt ridge #000000"/>
    </style:style>
    <style:style style:name="ce5" style:family="table-cell" style:parent-style-name="Default" style:data-style-name="N2">
      <style:table-cell-properties fo:border="0.74pt ridge #000000"/>
    </style:style>
    <style:style style:name="ce6" style:family="table-cell" style:parent-style-name="Default">
      <style:table-cell-properties fo:background-color="#ffff00" fo:border="0.74pt ridge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o" table:style-name="ta1">
        <table:shapes>
          <draw:frame draw:z-index="0" draw:style-name="gr1" draw:text-style-name="P1" svg:width="4.1661in" svg:height="3.463in" svg:x="0.4161in" svg:y="4.7016in">
            <draw:object draw:notify-on-update-of-ranges="Resumo.B18:Resumo.E18 Resumo.B22:Resumo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4"/>
        <table:table-column table:style-name="co2" table:default-cell-style-name="Default"/>
        <table:table-column table:style-name="co1" table:number-columns-repeated="4" table:default-cell-style-name="ce4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empo (s)</text:p>
          </table:table-cell>
          <table:covered-table-cell table:number-columns-repeated="3" table:style-name="ce6"/>
          <table:table-cell table:style-name="ce8"/>
          <table:table-cell table:style-name="ce1" office:value-type="string" calcext:value-type="string" table:number-columns-spanned="4" table:number-rows-spanned="1">
            <text:p>Vazão (GFLOPS)</text:p>
          </table:table-cell>
          <table:covered-table-cell table:number-columns-repeated="3" table:style-name="ce6"/>
        </table:table-row>
        <table:table-row table:style-name="ro2">
          <table:table-cell/>
          <table:table-cell table:style-name="ce2" office:value-type="string" calcext:value-type="string">
            <text:p>1 processo</text:p>
          </table:table-cell>
          <table:table-cell table:style-name="ce2" office:value-type="string" calcext:value-type="string">
            <text:p>2 processos</text:p>
          </table:table-cell>
          <table:table-cell table:style-name="ce2" office:value-type="string" calcext:value-type="string">
            <text:p>3 processos</text:p>
          </table:table-cell>
          <table:table-cell table:style-name="ce2" office:value-type="string" calcext:value-type="string">
            <text:p>4 processos</text:p>
          </table:table-cell>
          <table:table-cell table:style-name="ce8"/>
          <table:table-cell table:style-name="ce2" office:value-type="string" calcext:value-type="string">
            <text:p>1 processo</text:p>
          </table:table-cell>
          <table:table-cell table:style-name="ce2" office:value-type="string" calcext:value-type="string">
            <text:p>2 processos</text:p>
          </table:table-cell>
          <table:table-cell table:style-name="ce2" office:value-type="string" calcext:value-type="string">
            <text:p>3 processos</text:p>
          </table:table-cell>
          <table:table-cell table:style-name="ce2" office:value-type="string" calcext:value-type="string">
            <text:p>4 processos</text:p>
          </table:table-cell>
        </table:table-row>
        <table:table-row table:style-name="ro2">
          <table:table-cell/>
          <table:table-cell table:style-name="ce3" table:formula="of:=[$Dados.B2]" office:value-type="float" office:value="8.842323" calcext:value-type="float">
            <text:p>8.842323</text:p>
          </table:table-cell>
          <table:table-cell table:style-name="ce3" table:formula="of:=[$Dados.B13]" office:value-type="float" office:value="4.693814" calcext:value-type="float">
            <text:p>4.693814</text:p>
          </table:table-cell>
          <table:table-cell table:style-name="ce3" table:formula="of:=[$Dados.B24]" office:value-type="float" office:value="3.185069" calcext:value-type="float">
            <text:p>3.185069</text:p>
          </table:table-cell>
          <table:table-cell table:style-name="ce3" table:formula="of:=[$Dados.B35]" office:value-type="float" office:value="2.456644" calcext:value-type="float">
            <text:p>2.456644</text:p>
          </table:table-cell>
          <table:table-cell table:style-name="ce7"/>
          <table:table-cell table:style-name="ce3" table:formula="of:=[$Dados.C2]" office:value-type="float" office:value="0.325706" calcext:value-type="float">
            <text:p>0.325706</text:p>
          </table:table-cell>
          <table:table-cell table:style-name="ce3" table:formula="of:=[$Dados.C13]" office:value-type="float" office:value="0.613573" calcext:value-type="float">
            <text:p>0.613573</text:p>
          </table:table-cell>
          <table:table-cell table:style-name="ce3" table:formula="of:=[$Dados.C24]" office:value-type="float" office:value="0.904219" calcext:value-type="float">
            <text:p>0.904219</text:p>
          </table:table-cell>
          <table:table-cell table:style-name="ce3" table:formula="of:=[$Dados.C35]" office:value-type="float" office:value="1.172331" calcext:value-type="float">
            <text:p>1.172331</text:p>
          </table:table-cell>
        </table:table-row>
        <table:table-row table:style-name="ro2">
          <table:table-cell/>
          <table:table-cell table:style-name="ce3" table:formula="of:=[$Dados.B3]" office:value-type="float" office:value="8.959867" calcext:value-type="float">
            <text:p>8.959867</text:p>
          </table:table-cell>
          <table:table-cell table:formula="of:=[$Dados.B14]" office:value-type="float" office:value="4.6497" calcext:value-type="float">
            <text:p>4.6497</text:p>
          </table:table-cell>
          <table:table-cell table:formula="of:=[$Dados.B25]" office:value-type="float" office:value="3.242257" calcext:value-type="float">
            <text:p>3.242257</text:p>
          </table:table-cell>
          <table:table-cell table:formula="of:=[$Dados.B36]" office:value-type="float" office:value="2.474065" calcext:value-type="float">
            <text:p>2.474065</text:p>
          </table:table-cell>
          <table:table-cell table:style-name="ce7"/>
          <table:table-cell table:formula="of:=[$Dados.C3]" office:value-type="float" office:value="0.321433" calcext:value-type="float">
            <text:p>0.321433</text:p>
          </table:table-cell>
          <table:table-cell table:formula="of:=[$Dados.C14]" office:value-type="float" office:value="0.619395" calcext:value-type="float">
            <text:p>0.619395</text:p>
          </table:table-cell>
          <table:table-cell table:formula="of:=[$Dados.C25]" office:value-type="float" office:value="0.88827" calcext:value-type="float">
            <text:p>0.88827</text:p>
          </table:table-cell>
          <table:table-cell table:formula="of:=[$Dados.C36]" office:value-type="float" office:value="1.164076" calcext:value-type="float">
            <text:p>1.164076</text:p>
          </table:table-cell>
        </table:table-row>
        <table:table-row table:style-name="ro2">
          <table:table-cell/>
          <table:table-cell table:formula="of:=[$Dados.B4]" office:value-type="float" office:value="8.893428" calcext:value-type="float">
            <text:p>8.893428</text:p>
          </table:table-cell>
          <table:table-cell table:formula="of:=[$Dados.B15]" office:value-type="float" office:value="4.743344" calcext:value-type="float">
            <text:p>4.743344</text:p>
          </table:table-cell>
          <table:table-cell table:formula="of:=[$Dados.B26]" office:value-type="float" office:value="3.181348" calcext:value-type="float">
            <text:p>3.181348</text:p>
          </table:table-cell>
          <table:table-cell table:formula="of:=[$Dados.B37]" office:value-type="float" office:value="2.457922" calcext:value-type="float">
            <text:p>2.457922</text:p>
          </table:table-cell>
          <table:table-cell table:style-name="ce7"/>
          <table:table-cell table:formula="of:=[$Dados.C4]" office:value-type="float" office:value="0.323835" calcext:value-type="float">
            <text:p>0.323835</text:p>
          </table:table-cell>
          <table:table-cell table:formula="of:=[$Dados.C15]" office:value-type="float" office:value="0.607167" calcext:value-type="float">
            <text:p>0.607167</text:p>
          </table:table-cell>
          <table:table-cell table:formula="of:=[$Dados.C26]" office:value-type="float" office:value="0.905277" calcext:value-type="float">
            <text:p>0.905277</text:p>
          </table:table-cell>
          <table:table-cell table:formula="of:=[$Dados.C37]" office:value-type="float" office:value="1.171722" calcext:value-type="float">
            <text:p>1.171722</text:p>
          </table:table-cell>
        </table:table-row>
        <table:table-row table:style-name="ro2">
          <table:table-cell/>
          <table:table-cell table:formula="of:=[$Dados.B5]" office:value-type="float" office:value="8.837261" calcext:value-type="float">
            <text:p>8.837261</text:p>
          </table:table-cell>
          <table:table-cell table:formula="of:=[$Dados.B16]" office:value-type="float" office:value="4.732969" calcext:value-type="float">
            <text:p>4.732969</text:p>
          </table:table-cell>
          <table:table-cell table:formula="of:=[$Dados.B27]" office:value-type="float" office:value="3.171221" calcext:value-type="float">
            <text:p>3.171221</text:p>
          </table:table-cell>
          <table:table-cell table:formula="of:=[$Dados.B38]" office:value-type="float" office:value="2.498448" calcext:value-type="float">
            <text:p>2.498448</text:p>
          </table:table-cell>
          <table:table-cell/>
          <table:table-cell table:formula="of:=[$Dados.C5]" office:value-type="float" office:value="0.325893" calcext:value-type="float">
            <text:p>0.325893</text:p>
          </table:table-cell>
          <table:table-cell table:formula="of:=[$Dados.C16]" office:value-type="float" office:value="0.608498" calcext:value-type="float">
            <text:p>0.608498</text:p>
          </table:table-cell>
          <table:table-cell table:formula="of:=[$Dados.C27]" office:value-type="float" office:value="0.908167" calcext:value-type="float">
            <text:p>0.908167</text:p>
          </table:table-cell>
          <table:table-cell table:formula="of:=[$Dados.C38]" office:value-type="float" office:value="1.152716" calcext:value-type="float">
            <text:p>1.152716</text:p>
          </table:table-cell>
        </table:table-row>
        <table:table-row table:style-name="ro2">
          <table:table-cell/>
          <table:table-cell table:formula="of:=[$Dados.B6]" office:value-type="float" office:value="9.193014" calcext:value-type="float">
            <text:p>9.193014</text:p>
          </table:table-cell>
          <table:table-cell table:formula="of:=[$Dados.B17]" office:value-type="float" office:value="4.725374" calcext:value-type="float">
            <text:p>4.725374</text:p>
          </table:table-cell>
          <table:table-cell table:formula="of:=[$Dados.B28]" office:value-type="float" office:value="3.168277" calcext:value-type="float">
            <text:p>3.168277</text:p>
          </table:table-cell>
          <table:table-cell table:formula="of:=[$Dados.B39]" office:value-type="float" office:value="2.440867" calcext:value-type="float">
            <text:p>2.440867</text:p>
          </table:table-cell>
          <table:table-cell/>
          <table:table-cell table:formula="of:=[$Dados.C6]" office:value-type="float" office:value="0.313281" calcext:value-type="float">
            <text:p>0.313281</text:p>
          </table:table-cell>
          <table:table-cell table:formula="of:=[$Dados.C17]" office:value-type="float" office:value="0.609476" calcext:value-type="float">
            <text:p>0.609476</text:p>
          </table:table-cell>
          <table:table-cell table:formula="of:=[$Dados.C28]" office:value-type="float" office:value="0.909012" calcext:value-type="float">
            <text:p>0.909012</text:p>
          </table:table-cell>
          <table:table-cell table:formula="of:=[$Dados.C39]" office:value-type="float" office:value="1.179909" calcext:value-type="float">
            <text:p>1.179909</text:p>
          </table:table-cell>
        </table:table-row>
        <table:table-row table:style-name="ro2">
          <table:table-cell/>
          <table:table-cell table:formula="of:=[$Dados.B7]" office:value-type="float" office:value="8.741023" calcext:value-type="float">
            <text:p>8.741023</text:p>
          </table:table-cell>
          <table:table-cell table:formula="of:=[$Dados.B18]" office:value-type="float" office:value="4.645602" calcext:value-type="float">
            <text:p>4.645602</text:p>
          </table:table-cell>
          <table:table-cell table:formula="of:=[$Dados.B29]" office:value-type="float" office:value="3.178422" calcext:value-type="float">
            <text:p>3.178422</text:p>
          </table:table-cell>
          <table:table-cell table:formula="of:=[$Dados.B40]" office:value-type="float" office:value="2.498758" calcext:value-type="float">
            <text:p>2.498758</text:p>
          </table:table-cell>
          <table:table-cell/>
          <table:table-cell table:formula="of:=[$Dados.C7]" office:value-type="float" office:value="0.329481" calcext:value-type="float">
            <text:p>0.329481</text:p>
          </table:table-cell>
          <table:table-cell table:formula="of:=[$Dados.C18]" office:value-type="float" office:value="0.619941" calcext:value-type="float">
            <text:p>0.619941</text:p>
          </table:table-cell>
          <table:table-cell table:formula="of:=[$Dados.C29]" office:value-type="float" office:value="0.90611" calcext:value-type="float">
            <text:p>0.90611</text:p>
          </table:table-cell>
          <table:table-cell table:formula="of:=[$Dados.C40]" office:value-type="float" office:value="1.152572" calcext:value-type="float">
            <text:p>1.152572</text:p>
          </table:table-cell>
        </table:table-row>
        <table:table-row table:style-name="ro2">
          <table:table-cell/>
          <table:table-cell table:formula="of:=[$Dados.B8]" office:value-type="float" office:value="8.64308" calcext:value-type="float">
            <text:p>8.64308</text:p>
          </table:table-cell>
          <table:table-cell table:formula="of:=[$Dados.B19]" office:value-type="float" office:value="4.732181" calcext:value-type="float">
            <text:p>4.732181</text:p>
          </table:table-cell>
          <table:table-cell table:formula="of:=[$Dados.B30]" office:value-type="float" office:value="3.231102" calcext:value-type="float">
            <text:p>3.231102</text:p>
          </table:table-cell>
          <table:table-cell table:formula="of:=[$Dados.B41]" office:value-type="float" office:value="2.451164" calcext:value-type="float">
            <text:p>2.451164</text:p>
          </table:table-cell>
          <table:table-cell/>
          <table:table-cell table:formula="of:=[$Dados.C8]" office:value-type="float" office:value="0.333215" calcext:value-type="float">
            <text:p>0.333215</text:p>
          </table:table-cell>
          <table:table-cell table:formula="of:=[$Dados.C19]" office:value-type="float" office:value="0.608599" calcext:value-type="float">
            <text:p>0.608599</text:p>
          </table:table-cell>
          <table:table-cell table:formula="of:=[$Dados.C30]" office:value-type="float" office:value="0.891337" calcext:value-type="float">
            <text:p>0.891337</text:p>
          </table:table-cell>
          <table:table-cell table:formula="of:=[$Dados.C41]" office:value-type="float" office:value="1.174952" calcext:value-type="float">
            <text:p>1.174952</text:p>
          </table:table-cell>
        </table:table-row>
        <table:table-row table:style-name="ro2">
          <table:table-cell/>
          <table:table-cell table:formula="of:=[$Dados.B9]" office:value-type="float" office:value="9.080513" calcext:value-type="float">
            <text:p>9.080513</text:p>
          </table:table-cell>
          <table:table-cell table:formula="of:=[$Dados.B20]" office:value-type="float" office:value="4.821298" calcext:value-type="float">
            <text:p>4.821298</text:p>
          </table:table-cell>
          <table:table-cell table:formula="of:=[$Dados.B31]" office:value-type="float" office:value="3.239221" calcext:value-type="float">
            <text:p>3.239221</text:p>
          </table:table-cell>
          <table:table-cell table:formula="of:=[$Dados.B42]" office:value-type="float" office:value="2.56053" calcext:value-type="float">
            <text:p>2.56053</text:p>
          </table:table-cell>
          <table:table-cell/>
          <table:table-cell table:formula="of:=[$Dados.C9]" office:value-type="float" office:value="0.317163" calcext:value-type="float">
            <text:p>0.317163</text:p>
          </table:table-cell>
          <table:table-cell table:formula="of:=[$Dados.C20]" office:value-type="float" office:value="0.59735" calcext:value-type="float">
            <text:p>0.59735</text:p>
          </table:table-cell>
          <table:table-cell table:formula="of:=[$Dados.C31]" office:value-type="float" office:value="0.889103" calcext:value-type="float">
            <text:p>0.889103</text:p>
          </table:table-cell>
          <table:table-cell table:formula="of:=[$Dados.C42]" office:value-type="float" office:value="1.124767" calcext:value-type="float">
            <text:p>1.124767</text:p>
          </table:table-cell>
        </table:table-row>
        <table:table-row table:style-name="ro2">
          <table:table-cell/>
          <table:table-cell table:formula="of:=[$Dados.B10]" office:value-type="float" office:value="8.810489" calcext:value-type="float">
            <text:p>8.810489</text:p>
          </table:table-cell>
          <table:table-cell table:formula="of:=[$Dados.B21]" office:value-type="float" office:value="4.72803" calcext:value-type="float">
            <text:p>4.72803</text:p>
          </table:table-cell>
          <table:table-cell table:formula="of:=[$Dados.B32]" office:value-type="float" office:value="3.299033" calcext:value-type="float">
            <text:p>3.299033</text:p>
          </table:table-cell>
          <table:table-cell table:formula="of:=[$Dados.B43]" office:value-type="float" office:value="2.454926" calcext:value-type="float">
            <text:p>2.454926</text:p>
          </table:table-cell>
          <table:table-cell/>
          <table:table-cell table:formula="of:=[$Dados.C10]" office:value-type="float" office:value="0.326883" calcext:value-type="float">
            <text:p>0.326883</text:p>
          </table:table-cell>
          <table:table-cell table:formula="of:=[$Dados.C21]" office:value-type="float" office:value="0.609133" calcext:value-type="float">
            <text:p>0.609133</text:p>
          </table:table-cell>
          <table:table-cell table:formula="of:=[$Dados.C32]" office:value-type="float" office:value="0.872983" calcext:value-type="float">
            <text:p>0.872983</text:p>
          </table:table-cell>
          <table:table-cell table:formula="of:=[$Dados.C43]" office:value-type="float" office:value="1.173151" calcext:value-type="float">
            <text:p>1.173151</text:p>
          </table:table-cell>
        </table:table-row>
        <table:table-row table:style-name="ro2">
          <table:table-cell/>
          <table:table-cell table:formula="of:=[$Dados.B11]" office:value-type="float" office:value="9.044622" calcext:value-type="float">
            <text:p>9.044622</text:p>
          </table:table-cell>
          <table:table-cell table:formula="of:=[$Dados.B22]" office:value-type="float" office:value="4.681564" calcext:value-type="float">
            <text:p>4.681564</text:p>
          </table:table-cell>
          <table:table-cell table:formula="of:=[$Dados.B33]" office:value-type="float" office:value="3.275759" calcext:value-type="float">
            <text:p>3.275759</text:p>
          </table:table-cell>
          <table:table-cell table:formula="of:=[$Dados.B44]" office:value-type="float" office:value="2.521866" calcext:value-type="float">
            <text:p>2.521866</text:p>
          </table:table-cell>
          <table:table-cell/>
          <table:table-cell table:formula="of:=[$Dados.C11]" office:value-type="float" office:value="0.318421" calcext:value-type="float">
            <text:p>0.318421</text:p>
          </table:table-cell>
          <table:table-cell table:formula="of:=[$Dados.C22]" office:value-type="float" office:value="0.615179" calcext:value-type="float">
            <text:p>0.615179</text:p>
          </table:table-cell>
          <table:table-cell table:formula="of:=[$Dados.C33]" office:value-type="float" office:value="0.879186" calcext:value-type="float">
            <text:p>0.879186</text:p>
          </table:table-cell>
          <table:table-cell table:formula="of:=[$Dados.C44]" office:value-type="float" office:value="1.142012" calcext:value-type="float">
            <text:p>1.142012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empo Médio (s)</text:p>
          </table:table-cell>
          <table:covered-table-cell table:number-columns-repeated="3" table:style-name="Default"/>
          <table:table-cell/>
          <table:table-cell table:style-name="ce1" office:value-type="string" calcext:value-type="string" table:number-columns-spanned="4" table:number-rows-spanned="1">
            <text:p>Vazão Média (GFLOPS)</text:p>
          </table:table-cell>
          <table:covered-table-cell table:number-columns-repeated="3" table:style-name="Default"/>
        </table:table-row>
        <table:table-row table:style-name="ro2">
          <table:table-cell/>
          <table:table-cell table:formula="of:=(SUM([.B5:.B14])/10)" office:value-type="float" office:value="8.904562" calcext:value-type="float">
            <text:p>8.904562</text:p>
          </table:table-cell>
          <table:table-cell table:formula="of:=(SUM([.C5:.C14])/10)" office:value-type="float" office:value="4.7153876" calcext:value-type="float">
            <text:p>4.7153876</text:p>
          </table:table-cell>
          <table:table-cell table:formula="of:=(SUM([.D5:.D14])/10)" office:value-type="float" office:value="3.2171709" calcext:value-type="float">
            <text:p>3.2171709</text:p>
          </table:table-cell>
          <table:table-cell table:formula="of:=(SUM([.E5:.E14])/10)" office:value-type="float" office:value="2.481519" calcext:value-type="float">
            <text:p>2.481519</text:p>
          </table:table-cell>
          <table:table-cell/>
          <table:table-cell table:formula="of:=(SUM([.G5:.G14])/10)" office:value-type="float" office:value="0.3235311" calcext:value-type="float">
            <text:p>0.3235311</text:p>
          </table:table-cell>
          <table:table-cell table:formula="of:=(SUM([.H5:.H14])/10)" office:value-type="float" office:value="0.6108311" calcext:value-type="float">
            <text:p>0.6108311</text:p>
          </table:table-cell>
          <table:table-cell table:formula="of:=(SUM([.I5:.I14])/10)" office:value-type="float" office:value="0.8953664" calcext:value-type="float">
            <text:p>0.8953664</text:p>
          </table:table-cell>
          <table:table-cell table:formula="of:=(SUM([.J5:.J14])/10)" office:value-type="float" office:value="1.1608208" calcext:value-type="float">
            <text:p>1.1608208</text:p>
          </table:table-cell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Aceleração</text:p>
          </table:table-cell>
          <table:covered-table-cell table:number-columns-repeated="3"/>
          <table:table-cell table:style-name="ce9"/>
          <table:table-cell table:style-name="ce1" office:value-type="string" calcext:value-type="string" table:number-columns-spanned="4" table:number-rows-spanned="1">
            <text:p>Aceleração</text:p>
          </table:table-cell>
          <table:covered-table-cell table:number-columns-repeated="3"/>
        </table:table-row>
        <table:table-row table:style-name="ro2">
          <table:table-cell/>
          <table:table-cell table:style-name="ce5" table:formula="of:=ROUND([.$B18]/[.B18];2)" office:value-type="float" office:value="1" calcext:value-type="float">
            <text:p>1.00</text:p>
          </table:table-cell>
          <table:table-cell table:style-name="ce5" table:formula="of:=ROUND([.$B18]/[.C18];2)" office:value-type="float" office:value="1.89" calcext:value-type="float">
            <text:p>1.89</text:p>
          </table:table-cell>
          <table:table-cell table:style-name="ce5" table:formula="of:=ROUND([.$B18]/[.D18];2)" office:value-type="float" office:value="2.77" calcext:value-type="float">
            <text:p>2.77</text:p>
          </table:table-cell>
          <table:table-cell table:style-name="ce5" table:formula="of:=ROUND([.$B18]/[.E18];2)" office:value-type="float" office:value="3.59" calcext:value-type="float">
            <text:p>3.59</text:p>
          </table:table-cell>
          <table:table-cell table:style-name="ce9"/>
          <table:table-cell table:style-name="ce5" table:formula="of:=[.B22]" office:value-type="float" office:value="1" calcext:value-type="float">
            <text:p>1.00</text:p>
          </table:table-cell>
          <table:table-cell table:style-name="ce5" table:formula="of:=[.C22]" office:value-type="float" office:value="1.89" calcext:value-type="float">
            <text:p>1.89</text:p>
          </table:table-cell>
          <table:table-cell table:style-name="ce5" table:formula="of:=[.D22]" office:value-type="float" office:value="2.77" calcext:value-type="float">
            <text:p>2.77</text:p>
          </table:table-cell>
          <table:table-cell table:style-name="ce5" table:formula="of:=[.E22]" office:value-type="float" office:value="3.59" calcext:value-type="float">
            <text:p>3.59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>
            <draw:frame draw:z-index="1" draw:style-name="gr1" draw:text-style-name="P1" svg:width="4.1661in" svg:height="3.463in" svg:x="0.4244in" svg:y="0.1713in">
              <draw:object draw:notify-on-update-of-ranges="Resumo.G18:Resumo.J18 Resumo.G22:Resumo.J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</table:table-row>
      </table:table>
      <table:table table:name="Dado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 processo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8.842323" calcext:value-type="float">
            <text:p>8.842323</text:p>
          </table:table-cell>
          <table:table-cell office:value-type="float" office:value="0.325706" calcext:value-type="float">
            <text:p>0.325706</text:p>
          </table:table-cell>
          <table:table-cell office:value-type="float" office:value="9344" calcext:value-type="float">
            <text:p>9344</text:p>
          </table:table-cell>
        </table:table-row>
        <table:table-row table:style-name="ro1">
          <table:table-cell/>
          <table:table-cell office:value-type="float" office:value="8.959867" calcext:value-type="float">
            <text:p>8.959867</text:p>
          </table:table-cell>
          <table:table-cell office:value-type="float" office:value="0.321433" calcext:value-type="float">
            <text:p>0.321433</text:p>
          </table:table-cell>
          <table:table-cell office:value-type="float" office:value="9345" calcext:value-type="float">
            <text:p>9345</text:p>
          </table:table-cell>
        </table:table-row>
        <table:table-row table:style-name="ro1">
          <table:table-cell/>
          <table:table-cell office:value-type="float" office:value="8.893428" calcext:value-type="float">
            <text:p>8.893428</text:p>
          </table:table-cell>
          <table:table-cell office:value-type="float" office:value="0.323835" calcext:value-type="float">
            <text:p>0.323835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/>
          <table:table-cell office:value-type="float" office:value="8.837261" calcext:value-type="float">
            <text:p>8.837261</text:p>
          </table:table-cell>
          <table:table-cell office:value-type="float" office:value="0.325893" calcext:value-type="float">
            <text:p>0.325893</text:p>
          </table:table-cell>
          <table:table-cell office:value-type="float" office:value="9347" calcext:value-type="float">
            <text:p>9347</text:p>
          </table:table-cell>
        </table:table-row>
        <table:table-row table:style-name="ro1">
          <table:table-cell/>
          <table:table-cell office:value-type="float" office:value="9.193014" calcext:value-type="float">
            <text:p>9.193014</text:p>
          </table:table-cell>
          <table:table-cell office:value-type="float" office:value="0.313281" calcext:value-type="float">
            <text:p>0.313281</text:p>
          </table:table-cell>
          <table:table-cell office:value-type="float" office:value="9348" calcext:value-type="float">
            <text:p>9348</text:p>
          </table:table-cell>
        </table:table-row>
        <table:table-row table:style-name="ro1">
          <table:table-cell/>
          <table:table-cell office:value-type="float" office:value="8.741023" calcext:value-type="float">
            <text:p>8.741023</text:p>
          </table:table-cell>
          <table:table-cell office:value-type="float" office:value="0.329481" calcext:value-type="float">
            <text:p>0.329481</text:p>
          </table:table-cell>
          <table:table-cell office:value-type="float" office:value="9349" calcext:value-type="float">
            <text:p>9349</text:p>
          </table:table-cell>
        </table:table-row>
        <table:table-row table:style-name="ro1">
          <table:table-cell/>
          <table:table-cell office:value-type="float" office:value="8.64308" calcext:value-type="float">
            <text:p>8.64308</text:p>
          </table:table-cell>
          <table:table-cell office:value-type="float" office:value="0.333215" calcext:value-type="float">
            <text:p>0.333215</text:p>
          </table:table-cell>
          <table:table-cell office:value-type="float" office:value="9350" calcext:value-type="float">
            <text:p>9350</text:p>
          </table:table-cell>
        </table:table-row>
        <table:table-row table:style-name="ro1">
          <table:table-cell/>
          <table:table-cell office:value-type="float" office:value="9.080513" calcext:value-type="float">
            <text:p>9.080513</text:p>
          </table:table-cell>
          <table:table-cell office:value-type="float" office:value="0.317163" calcext:value-type="float">
            <text:p>0.317163</text:p>
          </table:table-cell>
          <table:table-cell office:value-type="float" office:value="9351" calcext:value-type="float">
            <text:p>9351</text:p>
          </table:table-cell>
        </table:table-row>
        <table:table-row table:style-name="ro1">
          <table:table-cell/>
          <table:table-cell office:value-type="float" office:value="8.810489" calcext:value-type="float">
            <text:p>8.810489</text:p>
          </table:table-cell>
          <table:table-cell office:value-type="float" office:value="0.326883" calcext:value-type="float">
            <text:p>0.326883</text:p>
          </table:table-cell>
          <table:table-cell office:value-type="float" office:value="9352" calcext:value-type="float">
            <text:p>9352</text:p>
          </table:table-cell>
        </table:table-row>
        <table:table-row table:style-name="ro1">
          <table:table-cell/>
          <table:table-cell office:value-type="float" office:value="9.044622" calcext:value-type="float">
            <text:p>9.044622</text:p>
          </table:table-cell>
          <table:table-cell office:value-type="float" office:value="0.318421" calcext:value-type="float">
            <text:p>0.318421</text:p>
          </table:table-cell>
          <table:table-cell office:value-type="float" office:value="9353" calcext:value-type="float">
            <text:p>9353</text:p>
          </table:table-cell>
        </table:table-row>
        <table:table-row table:style-name="ro1">
          <table:table-cell office:value-type="string" calcext:value-type="string">
            <text:p>2 processo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4.693814" calcext:value-type="float">
            <text:p>4.693814</text:p>
          </table:table-cell>
          <table:table-cell office:value-type="float" office:value="0.613573" calcext:value-type="float">
            <text:p>0.613573</text:p>
          </table:table-cell>
          <table:table-cell office:value-type="float" office:value="9354" calcext:value-type="float">
            <text:p>9354</text:p>
          </table:table-cell>
        </table:table-row>
        <table:table-row table:style-name="ro1">
          <table:table-cell/>
          <table:table-cell office:value-type="float" office:value="4.6497" calcext:value-type="float">
            <text:p>4.6497</text:p>
          </table:table-cell>
          <table:table-cell office:value-type="float" office:value="0.619395" calcext:value-type="float">
            <text:p>0.619395</text:p>
          </table:table-cell>
          <table:table-cell office:value-type="float" office:value="9355" calcext:value-type="float">
            <text:p>9355</text:p>
          </table:table-cell>
        </table:table-row>
        <table:table-row table:style-name="ro1">
          <table:table-cell/>
          <table:table-cell office:value-type="float" office:value="4.743344" calcext:value-type="float">
            <text:p>4.743344</text:p>
          </table:table-cell>
          <table:table-cell office:value-type="float" office:value="0.607167" calcext:value-type="float">
            <text:p>0.607167</text:p>
          </table:table-cell>
          <table:table-cell office:value-type="float" office:value="9356" calcext:value-type="float">
            <text:p>9356</text:p>
          </table:table-cell>
        </table:table-row>
        <table:table-row table:style-name="ro1">
          <table:table-cell/>
          <table:table-cell office:value-type="float" office:value="4.732969" calcext:value-type="float">
            <text:p>4.732969</text:p>
          </table:table-cell>
          <table:table-cell office:value-type="float" office:value="0.608498" calcext:value-type="float">
            <text:p>0.608498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/>
          <table:table-cell office:value-type="float" office:value="4.725374" calcext:value-type="float">
            <text:p>4.725374</text:p>
          </table:table-cell>
          <table:table-cell office:value-type="float" office:value="0.609476" calcext:value-type="float">
            <text:p>0.609476</text:p>
          </table:table-cell>
          <table:table-cell office:value-type="float" office:value="9358" calcext:value-type="float">
            <text:p>9358</text:p>
          </table:table-cell>
        </table:table-row>
        <table:table-row table:style-name="ro1">
          <table:table-cell/>
          <table:table-cell office:value-type="float" office:value="4.645602" calcext:value-type="float">
            <text:p>4.645602</text:p>
          </table:table-cell>
          <table:table-cell office:value-type="float" office:value="0.619941" calcext:value-type="float">
            <text:p>0.619941</text:p>
          </table:table-cell>
          <table:table-cell office:value-type="float" office:value="9359" calcext:value-type="float">
            <text:p>9359</text:p>
          </table:table-cell>
        </table:table-row>
        <table:table-row table:style-name="ro1">
          <table:table-cell/>
          <table:table-cell office:value-type="float" office:value="4.732181" calcext:value-type="float">
            <text:p>4.732181</text:p>
          </table:table-cell>
          <table:table-cell office:value-type="float" office:value="0.608599" calcext:value-type="float">
            <text:p>0.608599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/>
          <table:table-cell office:value-type="float" office:value="4.821298" calcext:value-type="float">
            <text:p>4.821298</text:p>
          </table:table-cell>
          <table:table-cell office:value-type="float" office:value="0.59735" calcext:value-type="float">
            <text:p>0.59735</text:p>
          </table:table-cell>
          <table:table-cell office:value-type="float" office:value="9361" calcext:value-type="float">
            <text:p>9361</text:p>
          </table:table-cell>
        </table:table-row>
        <table:table-row table:style-name="ro1">
          <table:table-cell/>
          <table:table-cell office:value-type="float" office:value="4.72803" calcext:value-type="float">
            <text:p>4.72803</text:p>
          </table:table-cell>
          <table:table-cell office:value-type="float" office:value="0.609133" calcext:value-type="float">
            <text:p>0.609133</text:p>
          </table:table-cell>
          <table:table-cell office:value-type="float" office:value="9362" calcext:value-type="float">
            <text:p>9362</text:p>
          </table:table-cell>
        </table:table-row>
        <table:table-row table:style-name="ro1">
          <table:table-cell/>
          <table:table-cell office:value-type="float" office:value="4.681564" calcext:value-type="float">
            <text:p>4.681564</text:p>
          </table:table-cell>
          <table:table-cell office:value-type="float" office:value="0.615179" calcext:value-type="float">
            <text:p>0.615179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3 processo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3.185069" calcext:value-type="float">
            <text:p>3.185069</text:p>
          </table:table-cell>
          <table:table-cell office:value-type="float" office:value="0.904219" calcext:value-type="float">
            <text:p>0.904219</text:p>
          </table:table-cell>
          <table:table-cell office:value-type="float" office:value="9364" calcext:value-type="float">
            <text:p>9364</text:p>
          </table:table-cell>
        </table:table-row>
        <table:table-row table:style-name="ro1">
          <table:table-cell/>
          <table:table-cell office:value-type="float" office:value="3.242257" calcext:value-type="float">
            <text:p>3.242257</text:p>
          </table:table-cell>
          <table:table-cell office:value-type="float" office:value="0.88827" calcext:value-type="float">
            <text:p>0.88827</text:p>
          </table:table-cell>
          <table:table-cell office:value-type="float" office:value="9365" calcext:value-type="float">
            <text:p>9365</text:p>
          </table:table-cell>
        </table:table-row>
        <table:table-row table:style-name="ro1">
          <table:table-cell/>
          <table:table-cell office:value-type="float" office:value="3.181348" calcext:value-type="float">
            <text:p>3.181348</text:p>
          </table:table-cell>
          <table:table-cell office:value-type="float" office:value="0.905277" calcext:value-type="float">
            <text:p>0.905277</text:p>
          </table:table-cell>
          <table:table-cell office:value-type="float" office:value="9366" calcext:value-type="float">
            <text:p>9366</text:p>
          </table:table-cell>
        </table:table-row>
        <table:table-row table:style-name="ro1">
          <table:table-cell/>
          <table:table-cell office:value-type="float" office:value="3.171221" calcext:value-type="float">
            <text:p>3.171221</text:p>
          </table:table-cell>
          <table:table-cell office:value-type="float" office:value="0.908167" calcext:value-type="float">
            <text:p>0.908167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/>
          <table:table-cell office:value-type="float" office:value="3.168277" calcext:value-type="float">
            <text:p>3.168277</text:p>
          </table:table-cell>
          <table:table-cell office:value-type="float" office:value="0.909012" calcext:value-type="float">
            <text:p>0.909012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/>
          <table:table-cell office:value-type="float" office:value="3.178422" calcext:value-type="float">
            <text:p>3.178422</text:p>
          </table:table-cell>
          <table:table-cell office:value-type="float" office:value="0.90611" calcext:value-type="float">
            <text:p>0.90611</text:p>
          </table:table-cell>
          <table:table-cell office:value-type="float" office:value="9369" calcext:value-type="float">
            <text:p>9369</text:p>
          </table:table-cell>
        </table:table-row>
        <table:table-row table:style-name="ro1">
          <table:table-cell/>
          <table:table-cell office:value-type="float" office:value="3.231102" calcext:value-type="float">
            <text:p>3.231102</text:p>
          </table:table-cell>
          <table:table-cell office:value-type="float" office:value="0.891337" calcext:value-type="float">
            <text:p>0.891337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/>
          <table:table-cell office:value-type="float" office:value="3.239221" calcext:value-type="float">
            <text:p>3.239221</text:p>
          </table:table-cell>
          <table:table-cell office:value-type="float" office:value="0.889103" calcext:value-type="float">
            <text:p>0.889103</text:p>
          </table:table-cell>
          <table:table-cell office:value-type="float" office:value="9371" calcext:value-type="float">
            <text:p>9371</text:p>
          </table:table-cell>
        </table:table-row>
        <table:table-row table:style-name="ro1">
          <table:table-cell/>
          <table:table-cell office:value-type="float" office:value="3.299033" calcext:value-type="float">
            <text:p>3.299033</text:p>
          </table:table-cell>
          <table:table-cell office:value-type="float" office:value="0.872983" calcext:value-type="float">
            <text:p>0.872983</text:p>
          </table:table-cell>
          <table:table-cell office:value-type="float" office:value="9372" calcext:value-type="float">
            <text:p>9372</text:p>
          </table:table-cell>
        </table:table-row>
        <table:table-row table:style-name="ro1">
          <table:table-cell/>
          <table:table-cell office:value-type="float" office:value="3.275759" calcext:value-type="float">
            <text:p>3.275759</text:p>
          </table:table-cell>
          <table:table-cell office:value-type="float" office:value="0.879186" calcext:value-type="float">
            <text:p>0.879186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string" calcext:value-type="string">
            <text:p>4 processos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vazão (GFLOP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2.456644" calcext:value-type="float">
            <text:p>2.456644</text:p>
          </table:table-cell>
          <table:table-cell office:value-type="float" office:value="1.172331" calcext:value-type="float">
            <text:p>1.172331</text:p>
          </table:table-cell>
          <table:table-cell office:value-type="float" office:value="9374" calcext:value-type="float">
            <text:p>9374</text:p>
          </table:table-cell>
        </table:table-row>
        <table:table-row table:style-name="ro1">
          <table:table-cell/>
          <table:table-cell office:value-type="float" office:value="2.474065" calcext:value-type="float">
            <text:p>2.474065</text:p>
          </table:table-cell>
          <table:table-cell office:value-type="float" office:value="1.164076" calcext:value-type="float">
            <text:p>1.164076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/>
          <table:table-cell office:value-type="float" office:value="2.457922" calcext:value-type="float">
            <text:p>2.457922</text:p>
          </table:table-cell>
          <table:table-cell office:value-type="float" office:value="1.171722" calcext:value-type="float">
            <text:p>1.171722</text:p>
          </table:table-cell>
          <table:table-cell office:value-type="float" office:value="9376" calcext:value-type="float">
            <text:p>9376</text:p>
          </table:table-cell>
        </table:table-row>
        <table:table-row table:style-name="ro1">
          <table:table-cell/>
          <table:table-cell office:value-type="float" office:value="2.498448" calcext:value-type="float">
            <text:p>2.498448</text:p>
          </table:table-cell>
          <table:table-cell office:value-type="float" office:value="1.152716" calcext:value-type="float">
            <text:p>1.152716</text:p>
          </table:table-cell>
          <table:table-cell office:value-type="float" office:value="9377" calcext:value-type="float">
            <text:p>9377</text:p>
          </table:table-cell>
        </table:table-row>
        <table:table-row table:style-name="ro1">
          <table:table-cell/>
          <table:table-cell office:value-type="float" office:value="2.440867" calcext:value-type="float">
            <text:p>2.440867</text:p>
          </table:table-cell>
          <table:table-cell office:value-type="float" office:value="1.179909" calcext:value-type="float">
            <text:p>1.179909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/>
          <table:table-cell office:value-type="float" office:value="2.498758" calcext:value-type="float">
            <text:p>2.498758</text:p>
          </table:table-cell>
          <table:table-cell office:value-type="float" office:value="1.152572" calcext:value-type="float">
            <text:p>1.152572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/>
          <table:table-cell office:value-type="float" office:value="2.451164" calcext:value-type="float">
            <text:p>2.451164</text:p>
          </table:table-cell>
          <table:table-cell office:value-type="float" office:value="1.174952" calcext:value-type="float">
            <text:p>1.174952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/>
          <table:table-cell office:value-type="float" office:value="2.56053" calcext:value-type="float">
            <text:p>2.56053</text:p>
          </table:table-cell>
          <table:table-cell office:value-type="float" office:value="1.124767" calcext:value-type="float">
            <text:p>1.124767</text:p>
          </table:table-cell>
          <table:table-cell office:value-type="float" office:value="9381" calcext:value-type="float">
            <text:p>9381</text:p>
          </table:table-cell>
        </table:table-row>
        <table:table-row table:style-name="ro1">
          <table:table-cell/>
          <table:table-cell office:value-type="float" office:value="2.454926" calcext:value-type="float">
            <text:p>2.454926</text:p>
          </table:table-cell>
          <table:table-cell office:value-type="float" office:value="1.173151" calcext:value-type="float">
            <text:p>1.173151</text:p>
          </table:table-cell>
          <table:table-cell office:value-type="float" office:value="9382" calcext:value-type="float">
            <text:p>9382</text:p>
          </table:table-cell>
        </table:table-row>
        <table:table-row table:style-name="ro1">
          <table:table-cell/>
          <table:table-cell office:value-type="float" office:value="2.521866" calcext:value-type="float">
            <text:p>2.521866</text:p>
          </table:table-cell>
          <table:table-cell office:value-type="float" office:value="1.142012" calcext:value-type="float">
            <text:p>1.142012</text:p>
          </table:table-cell>
          <table:table-cell office:value-type="float" office:value="9383" calcext:value-type="float">
            <text:p>9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15:18:1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4T11:58:32.343000000</meta:creation-date>
    <dc:date>2023-06-28T15:46:28.691000000</dc:date>
    <meta:editing-duration>PT4H8M</meta:editing-duration>
    <meta:editing-cycles>4</meta:editing-cycles>
    <meta:generator>LibreOffice/7.5.3.2$Windows_x86 LibreOffice_project/9f56dff12ba03b9acd7730a5a481eea045e468f3</meta:generator>
    <meta:document-statistic meta:table-count="2" meta:cell-count="24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" chart:interval-major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minimum="0" chart:maximum="4" chart:interval-major="1" chart:interval-minor-divisor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83cm" svg:height="8.797cm" xlink:href=".." xlink:type="simple" chart:class="chart:line" chart:style-name="ch1">
        <chart:title svg:x="3.197cm" svg:y="0.311cm" chart:style-name="ch2">
          <text:p>Vazão &amp; Aceleração</text:p>
        </chart:title>
        <chart:legend chart:legend-position="end" svg:x="3.974cm" svg:y="1.591cm" style:legend-expansion="custom" svg:width="2.801cm" svg:height="1.096cm" style:legend-expansion-aspect-ratio="2.55565693430657" chart:style-name="ch3"/>
        <chart:plot-area chart:style-name="ch4" table:cell-range-address="Resumo.G18:Resumo.J18 Resumo.G22:Resumo.J22" chart:data-source-has-labels="row" svg:x="0.65cm" svg:y="1.275cm" svg:width="9.112cm" svg:height="6.342cm">
          <chart:coordinate-region svg:x="1.562cm" svg:y="1.474cm" svg:width="7.287cm" svg:height="5.496cm"/>
          <chart:axis chart:dimension="x" chart:name="primary-x" chart:style-name="ch5">
            <chart:title svg:x="4.395cm" svg:y="7.792cm" chart:style-name="ch6">
              <text:p>Processos</text:p>
            </chart:title>
          </chart:axis>
          <chart:axis chart:dimension="y" chart:name="primary-y" chart:style-name="ch7">
            <chart:title svg:x="0cm" svg:y="5.747cm" chart:style-name="ch8">
              <text:p>Vazão (GFLOPS)</text:p>
            </chart:title>
            <chart:grid chart:style-name="ch9" chart:class="major"/>
          </chart:axis>
          <chart:axis chart:dimension="y" chart:name="secondary-y" chart:style-name="ch10">
            <chart:title svg:x="9.973cm" svg:y="5.323cm" chart:style-name="ch8">
              <text:p>Aceleração</text:p>
            </chart:title>
          </chart:axis>
          <chart:series chart:attached-axis="primary-y" chart:style-name="ch11" chart:values-cell-range-address="Resumo.G18:Resumo.J18" loext:label-string="vazão" chart:class="chart:line">
            <chart:data-point chart:repeated="4"/>
          </chart:series>
          <chart:series chart:attached-axis="secondary-y" chart:style-name="ch12" chart:values-cell-range-address="Resumo.G22:Resumo.J22" loext:label-string="aceleracao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ão</text:p>
              </table:table-cell>
              <table:table-cell office:value-type="string">
                <text:p>acelerac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35311">
                <text:p>0.3235311</text:p>
                <draw:g>
                  <svg:desc>Resumo.G18:Resumo.J18</svg:desc>
                </draw:g>
              </table:table-cell>
              <table:table-cell office:value-type="float" office:value="1">
                <text:p>1</text:p>
                <draw:g>
                  <svg:desc>Resumo.G22:Resumo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08311">
                <text:p>0.610831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664">
                <text:p>0.895366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608208">
                <text:p>1.1608208</text:p>
              </table:table-cell>
              <table:table-cell office:value-type="float" office:value="3.59">
                <text:p>3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minimum="0" chart:maximum="5" chart:interval-major="1" chart:interval-minor-divisor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583cm" svg:height="8.797cm" xlink:href=".." xlink:type="simple" chart:class="chart:line" chart:style-name="ch1">
        <chart:title svg:x="3.144cm" svg:y="0.311cm" chart:style-name="ch2">
          <text:p>Tempo &amp; Aceleração</text:p>
        </chart:title>
        <chart:legend chart:legend-position="end" svg:x="3.974cm" svg:y="1.591cm" style:legend-expansion="custom" svg:width="2.801cm" svg:height="1.096cm" style:legend-expansion-aspect-ratio="2.55565693430657" chart:style-name="ch3"/>
        <chart:plot-area chart:style-name="ch4" table:cell-range-address="Resumo.B18:Resumo.E18 Resumo.B22:Resumo.E22" chart:data-source-has-labels="row" svg:x="0.859cm" svg:y="1.329cm" svg:width="8.822cm" svg:height="6.343cm">
          <chart:coordinate-region svg:x="1.48cm" svg:y="1.528cm" svg:width="7.288cm" svg:height="5.497cm"/>
          <chart:axis chart:dimension="x" chart:name="primary-x" chart:style-name="ch5">
            <chart:title svg:x="4.459cm" svg:y="7.847cm" chart:style-name="ch6">
              <text:p>Processos</text:p>
            </chart:title>
          </chart:axis>
          <chart:axis chart:dimension="y" chart:name="primary-y" chart:style-name="ch5">
            <chart:title svg:x="0.088cm" svg:y="5.285cm" chart:style-name="ch7">
              <text:p>Tempo (s)</text:p>
            </chart:title>
            <chart:grid chart:style-name="ch8" chart:class="major"/>
          </chart:axis>
          <chart:axis chart:dimension="y" chart:name="secondary-y" chart:style-name="ch9">
            <chart:title svg:x="9.892cm" svg:y="5.377cm" chart:style-name="ch7">
              <text:p>Aceleração</text:p>
            </chart:title>
          </chart:axis>
          <chart:series chart:attached-axis="primary-y" chart:style-name="ch10" chart:values-cell-range-address="Resumo.B18:Resumo.E18" loext:label-string="tempo" chart:class="chart:line">
            <chart:data-point chart:repeated="4"/>
          </chart:series>
          <chart:series chart:attached-axis="secondary-y" chart:style-name="ch11" chart:values-cell-range-address="Resumo.B22:Resumo.E22" loext:label-string="aceleracao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  <table:table-cell office:value-type="string">
                <text:p>acelerac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04562">
                <text:p>8.904562</text:p>
                <draw:g>
                  <svg:desc>Resumo.B18:Resumo.E18</svg:desc>
                </draw:g>
              </table:table-cell>
              <table:table-cell office:value-type="float" office:value="1">
                <text:p>1</text:p>
                <draw:g>
                  <svg:desc>Resumo.B22:Resumo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153876">
                <text:p>4.7153876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71709">
                <text:p>3.217170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81519">
                <text:p>2.481519</text:p>
              </table:table-cell>
              <table:table-cell office:value-type="float" office:value="3.59">
                <text:p>3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